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181]" office:value-type="float" office:value="556.4451">
            <text:p>556</text:p>
          </table:table-cell>
          <table:table-cell table:style-name="ce2" table:formula="of:=[.L181]" office:value-type="float" office:value="2740.2956">
            <text:p>2,74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4" table:formula="of:=[.O16]/[.O44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4">
          <table:table-cell/>
          <table:table-cell table:style-name="ce4" table:formula="of:=[.K41]/[.B12]" office:value-type="percentage" office:value="0.91275344324175">
            <text:p>91.28%</text:p>
          </table:table-cell>
          <table:table-cell table:style-name="ce4" table:formula="of:=[.L41]/[.C12]" office:value-type="percentage" office:value="0.917341946613351">
            <text:p>91.73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4" table:formula="of:=[.O17]/[.O45]" office:value-type="percentage" office:value="16">
            <text:p>16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8]/[.O4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4" table:formula="of:=[.O19]/[.O47]" office:value-type="percentage" office:value="0.888143176733781">
            <text:p>88.8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4" table:formula="of:=[.O20]/[.O48]" office:value-type="percentage" office:value="3.94117647058824">
            <text:p>394.1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21]/[.O4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4" table:formula="of:=[.O22]/[.O50]" office:value-type="percentage" office:value="1.15716364676733">
            <text:p>115.7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4" table:formula="of:=[.O23]/[.O51]" office:value-type="percentage" office:value="0.736809777800587">
            <text:p>73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24]/[.O5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25]/[.O5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4" table:formula="of:=[.O26]/[.O54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4" table:formula="of:=[.O27]/[.O55]" office:value-type="percentage" office:value="1.17358477966537">
            <text:p>117.3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4" table:formula="of:=[.O28]/[.O56]" office:value-type="percentage" office:value="1.10096785850042">
            <text:p>110.1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4" table:formula="of:=[.O29]/[.O57]" office:value-type="percentage" office:value="1.09929246334083">
            <text:p>109.9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4" table:formula="of:=[.O30]/[.O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31]/[.O5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4" table:formula="of:=[.O32]/[.O6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33]/[.O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34]/[.O6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4" table:formula="of:=[.O35]/[.O6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4" table:formula="of:=[.O36]/[.O64]" office:value-type="percentage" office:value="1.20677951538065">
            <text:p>120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4" table:formula="of:=[.O37]/[.O65]" office:value-type="percentage" office:value="0.991404011461318">
            <text:p>99.14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4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4" table:formula="of:=[.O38]/[.O66]" office:value-type="percentage" office:value="1.18374876836964">
            <text:p>118.37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4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4" table:formula="of:=[.O39]/[.O67]" office:value-type="percentage" office:value="0.991404011461318">
            <text:p>99.14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07.897181">
            <text:p>507.90</text:p>
          </table:table-cell>
          <table:table-cell table:style-name="ce16" table:formula="of:=SUM([.L16:.L40])" office:value-type="float" office:value="2513.7881">
            <text:p>2,513.79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0.923435209171617">
            <text:p>92.34%</text:p>
          </table:table-cell>
          <table:table-cell table:style-name="ce17" table:formula="of:=[.L41]/[.L97]" office:value-type="percentage" office:value="0.928504274661774">
            <text:p>92.85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4" table:formula="of:=[.O44]/[.O72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69]/[.B12]" office:value-type="percentage" office:value="0.989501986808761">
            <text:p>98.95%</text:p>
          </table:table-cell>
          <table:table-cell table:style-name="ce4" table:formula="of:=[.L69]/[.C12]" office:value-type="percentage" office:value="0.974335717650315">
            <text:p>97.43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4" table:formula="of:=[.O45]/[.O7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46]/[.O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4" table:formula="of:=[.O47]/[.O75]" office:value-type="percentage" office:value="0.963362068965517">
            <text:p>96.3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4" table:formula="of:=[.O48]/[.O7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49]/[.O7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4" table:formula="of:=[.O50]/[.O78]" office:value-type="percentage" office:value="1.0187045781463">
            <text:p>101.8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4" table:formula="of:=[.O51]/[.O79]" office:value-type="percentage" office:value="0.977683992697993">
            <text:p>97.7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52]/[.O80]" office:value-type="percentage" office:value="0.777777777777778">
            <text:p>77.7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53]/[.O81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54]/[.O8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4" table:formula="of:=[.O55]/[.O83]" office:value-type="percentage" office:value="1.00378784825528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4" table:formula="of:=[.O56]/[.O84]" office:value-type="percentage" office:value="1.00319737645333">
            <text:p>100.3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4" table:formula="of:=[.O57]/[.O85]" office:value-type="percentage" office:value="1.02300908466945">
            <text:p>102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4" table:formula="of:=[.O58]/[.O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59]/[.O8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4" table:formula="of:=[.O60]/[.O8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61]/[.O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62]/[.O9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4" table:formula="of:=[.O63]/[.O9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4" table:formula="of:=[.O64]/[.O92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65]/[.O9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3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4" table:formula="of:=[.O66]/[.O94]" office:value-type="percentage" office:value="1.03425771340604">
            <text:p>103.4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4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67]/[.O95]" office:value-type="percentage" office:value="0">
            <text:p>#DIV/0!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4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6" table:number-columns-repeated="8"/>
          <table:table-cell table:number-columns-repeated="971"/>
        </table:table-row>
        <table:table-row table:style-name="ro4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44:.K68])" office:value-type="float" office:value="550.603532">
            <text:p>550.60</text:p>
          </table:table-cell>
          <table:table-cell table:style-name="ce16" table:formula="of:=SUM([.L44:.L68])" office:value-type="float" office:value="2669.96788">
            <text:p>2,669.97</text:p>
          </table:table-cell>
          <table:table-cell table:number-columns-repeated="984"/>
        </table:table-row>
        <table:table-row table:style-name="ro3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69]/[.K125]" office:value-type="percentage" office:value="0.994011403147678">
            <text:p>99.40%</text:p>
          </table:table-cell>
          <table:table-cell table:style-name="ce17" table:formula="of:=[.L69]/[.L125]" office:value-type="percentage" office:value="0.980771951306812">
            <text:p>98.0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4" table:formula="of:=[.O72]/[.O100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97]/[.B12]" office:value-type="percentage" office:value="0.988432576726797">
            <text:p>98.84%</text:p>
          </table:table-cell>
          <table:table-cell table:style-name="ce4" table:formula="of:=[.L97]/[.C12]" office:value-type="percentage" office:value="0.987978161918006">
            <text:p>98.80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73]/[.O10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74]/[.O1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75]/[.O103]" office:value-type="percentage" office:value="1.01310043668122">
            <text:p>101.3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76]/[.O104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77]/[.O10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4" table:formula="of:=[.O78]/[.O106]" office:value-type="percentage" office:value="1.0276244248378">
            <text:p>102.7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4" table:formula="of:=[.O79]/[.O107]" office:value-type="percentage" office:value="1.0016809625837">
            <text:p>100.1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4" table:formula="of:=[.O80]/[.O108]" office:value-type="percentage" office:value="1.28571428571429">
            <text:p>128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81]/[.O109]" office:value-type="percentage" office:value="1.16666666666667">
            <text:p>116.6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82]/[.O11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4" table:formula="of:=[.O83]/[.O111]" office:value-type="percentage" office:value="1.0038022506036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4" table:formula="of:=[.O84]/[.O112]" office:value-type="percentage" office:value="1.00886057032765">
            <text:p>100.8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4" table:formula="of:=[.O85]/[.O113]" office:value-type="percentage" office:value="0.996588279167425">
            <text:p>99.6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4" table:formula="of:=[.O86]/[.O11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87]/[.O11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88]/[.O11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89]/[.O11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90]/[.O11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91]/[.O11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92]/[.O12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93]/[.O12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94]/[.O122]" office:value-type="percentage" office:value="0.990741536346451">
            <text:p>99.07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4" table:formula="of:=[.O95]/[.O123]" office:value-type="percentage" office:value="0">
            <text:p>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50.008464">
            <text:p>550.01</text:p>
          </table:table-cell>
          <table:table-cell table:style-name="ce16" table:formula="of:=SUM([.L72:.L96])" office:value-type="float" office:value="2707.35221">
            <text:p>2,707.35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4" table:formula="of:=[.O100]/[.O128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125]/[.B12]" office:value-type="percentage" office:value="0.995463415887749">
            <text:p>99.55%</text:p>
          </table:table-cell>
          <table:table-cell table:style-name="ce4" table:formula="of:=[.L125]/[.C12]" office:value-type="percentage" office:value="0.993437583886935">
            <text:p>99.34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01]/[.O12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02]/[.O13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4" table:formula="of:=[.O103]/[.O131]" office:value-type="percentage" office:value="0.987068965517241">
            <text:p>98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4" table:formula="of:=[.O104]/[.O13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105]/[.O13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4" table:formula="of:=[.O106]/[.O134]" office:value-type="percentage" office:value="1.03513958398882">
            <text:p>103.5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4" table:formula="of:=[.O107]/[.O135]" office:value-type="percentage" office:value="0.871978725600958">
            <text:p>87.2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08]/[.O13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109]/[.O137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10]/[.O13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4" table:formula="of:=[.O111]/[.O139]" office:value-type="percentage" office:value="0.998326637687512">
            <text:p>99.8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4" table:formula="of:=[.O112]/[.O140]" office:value-type="percentage" office:value="0.997544565413818">
            <text:p>99.7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4" table:formula="of:=[.O113]/[.O141]" office:value-type="percentage" office:value="1.02581828610052">
            <text:p>102.5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114]/[.O14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15]/[.O14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16]/[.O14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17]/[.O14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18]/[.O14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19]/[.O14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20]/[.O14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121]/[.O149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4" table:formula="of:=[.O122]/[.O150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4" table:formula="of:=[.O123]/[.O151]" office:value-type="percentage" office:value="2">
            <text:p>2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53.92074">
            <text:p>553.92</text:p>
          </table:table-cell>
          <table:table-cell table:style-name="ce16" table:formula="of:=SUM([.L100:.L124])" office:value-type="float" office:value="2722.31264">
            <text:p>2,722.31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28]/[.O156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153]/[.B12]" office:value-type="percentage" office:value="1.00033377955885">
            <text:p>100.03%</text:p>
          </table:table-cell>
          <table:table-cell table:style-name="ce4" table:formula="of:=[.L153]/[.C12]" office:value-type="percentage" office:value="1.00118175572008">
            <text:p>100.12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29]/[.O15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30]/[.O1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31]/[.O159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32]/[.O16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 table:formula="of:=[.O133]/[.O1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4" table:formula="of:=[.O134]/[.O162]" office:value-type="percentage" office:value="0.981889537090314">
            <text:p>98.1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4" table:formula="of:=[.O135]/[.O163]" office:value-type="percentage" office:value="1.01617292848923">
            <text:p>101.6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36]/[.O16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37]/[.O16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38]/[.O16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39]/[.O16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4" table:formula="of:=[.O140]/[.O168]" office:value-type="percentage" office:value="0.989941909671122">
            <text:p>98.9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4" table:formula="of:=[.O141]/[.O169]" office:value-type="percentage" office:value="0.994562153760856">
            <text:p>99.4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142]/[.O17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43]/[.O17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44]/[.O17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45]/[.O17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46]/[.O1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47]/[.O17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48]/[.O17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49]/[.O17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50]/[.O17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51]/[.O179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56.63083">
            <text:p>556.63</text:p>
          </table:table-cell>
          <table:table-cell table:style-name="ce16" table:formula="of:=SUM([.L128:.L152])" office:value-type="float" office:value="2743.53396">
            <text:p>2,743.5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56]/[.O185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181]/[.B12]" office:value-type="percentage" office:value="1">
            <text:p>100.00%</text:p>
          </table:table-cell>
          <table:table-cell table:style-name="ce4" table:formula="of:=[.L181]/[.C12]" office:value-type="percentage" office:value="1">
            <text:p>100.0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57]/[.O1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58]/[.O18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59]/[.O18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60]/[.O1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4" table:formula="of:=[.O162]/[.O191]" office:value-type="percentage" office:value="1.0170364">
            <text:p>101.7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4" table:formula="of:=[.O163]/[.O192]" office:value-type="percentage" office:value="0.998204832155311">
            <text:p>99.8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64]/[.O193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65]/[.O194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66]/[.O195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67]/[.O196]" office:value-type="percentage" office:value="1.00144587269551">
            <text:p>100.1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4" table:formula="of:=[.O168]/[.O197]" office:value-type="percentage" office:value="1.07649508894454">
            <text:p>107.6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4" table:formula="of:=[.O169]/[.O198]" office:value-type="percentage" office:value="1.04301837553003">
            <text:p>104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71]/[.O20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73]/[.O2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74]/[.O20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76]/[.O20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77]/[.O20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78]/[.O20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79]/[.O208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56.4451">
            <text:p>556.45</text:p>
          </table:table-cell>
          <table:table-cell table:style-name="ce16" table:formula="of:=SUM([.L156:.L180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4" table:formula="of:=[.O185]/[.O213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10]/[.B12]" office:value-type="percentage" office:value="1.00591652258237">
            <text:p>100.59%</text:p>
          </table:table-cell>
          <table:table-cell table:style-name="ce4" table:formula="of:=[.L210]/[.C12]" office:value-type="percentage" office:value="1.0110688788465">
            <text:p>101.1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86]/[.O21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87]/[.O21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88]/[.O21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89]/[.O21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 table:formula="of:=[.O191]/[.O219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4" table:formula="of:=[.O192]/[.O220]" office:value-type="percentage" office:value="1.01681835238745">
            <text:p>101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 table:formula="of:=[.O193]/[.O22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 table:formula="of:=[.O194]/[.O22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 table:formula="of:=[.O195]/[.O22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4" table:formula="of:=[.O196]/[.O224]" office:value-type="percentage" office:value="0.999565277711578">
            <text:p>99.9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4" table:formula="of:=[.O197]/[.O225]" office:value-type="percentage" office:value="0.990283885298991">
            <text:p>99.0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4" table:formula="of:=[.O198]/[.O226]" office:value-type="percentage" office:value="0.995705629765138">
            <text:p>99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200]/[.O22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202]/[.O23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203]/[.O23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205]/[.O23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06]/[.O23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207]/[.O23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08]/[.O236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5:.K209])" office:value-type="float" office:value="559.73732">
            <text:p>559.74</text:p>
          </table:table-cell>
          <table:table-cell table:style-name="ce16" table:formula="of:=SUM([.L185:.L209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38]/[.B12]" office:value-type="percentage" office:value="0.997934503691379">
            <text:p>99.79%</text:p>
          </table:table-cell>
          <table:table-cell table:style-name="ce4" table:formula="of:=[.L238]/[.C12]" office:value-type="percentage" office:value="1.01176766473661">
            <text:p>101.1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3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3:.K237])" office:value-type="float" office:value="555.2957647">
            <text:p>555.30</text:p>
          </table:table-cell>
          <table:table-cell table:style-name="ce16" table:formula="of:=SUM([.L213:.L237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336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184:stage.C2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14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7T14:44:27</dc:date>
    <dc:creator>Balaji Iyengar</dc:creator>
    <meta:editing-duration>PT1709H14M58S</meta:editing-duration>
    <meta:editing-cycles>572</meta:editing-cycles>
    <meta:document-statistic meta:table-count="3" meta:cell-count="1783" meta:object-count="0"/>
    <meta:user-defined meta:name=""/>
  </office:meta>
</office:document-meta>
</file>